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33.56pt" fo:break-before="auto" style:use-optimal-row-height="true"/>
    </style:style>
    <style:style style:name="ro7" style:family="table-row">
      <style:table-row-properties style:row-height="32.06pt" fo:break-before="auto" style:use-optimal-row-height="true"/>
    </style:style>
    <style:style style:name="ro8" style:family="table-row">
      <style:table-row-properties style:row-height="43.26pt" fo:break-before="auto" style:use-optimal-row-height="true"/>
    </style:style>
    <style:style style:name="ro9" style:family="table-row">
      <style:table-row-properties style:row-height="44.76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\C[6]さらに洞窟を進むこと30分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・・・・・・・・・。</text:p>
          </table:table-cell>
          <table:table-cell office:value-type="string" calcext:value-type="string">
            <text:p>Map098</text:p>
          </table:table-cell>
          <table:table-cell/>
          <table:table-cell office:value-type="string" calcext:value-type="string">
            <text:p>………</text:p>
          </table:table-cell>
        </table:table-row>
        <table:table-row table:style-name="ro2">
          <table:table-cell office:value-type="string" calcext:value-type="string">
            <text:p>・・・・・・・・・・・・・・・・・・・・・・・・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場所・・・・・・・・・・・・・・・・・・・・・・・・・・<text:line-break/>・・・・・・・・・・・・・・・間違えたかな・・・・・・・？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疑問の方向性がずれてはいるものの、己の<text:line-break/>行動の過ちを感じ始めたその時であった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？？？<text:line-break/>「これはこれは、4体持ちさん。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？？？<text:line-break/>「まさかこうも簡単に袋のネズミになって<text:line-break/>　くれるとは思ってもみなかったよねぇ・・・！」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\C[6]突如現れた2人の男もまた、死神である。<text:line-break/>（演出の都合上、彼らの肉体も1つだけの表示と<text:line-break/>　させていただく。）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\C[6]ご存知のとおり死神たちの縄張りは荒野である<text:line-break/>が、彼らの秩序は単純明快に弱肉強食の上に<text:line-break/>成り立っている。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\C[6]強い者が弱い者の全てを奪い、弱い者は<text:line-break/>強い者の支配を受け入れ服従する。<text:line-break/>それが死神の唯一にして最大のルールである。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\C[6]だが同時に、強い野心を持つ者が下克上を<text:line-break/>果たすため、時として結託し、その数をもってして<text:line-break/>強者を下すこともしばしば起こる。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\C[6]もともと戦闘狂であり、争いを好み楽しむ性質の<text:line-break/>彼らにとって、“4体持ち”という奇跡のような存在<text:line-break/>は、狩りの対象として十分であった。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A<text:line-break/>「あんた、最近ずいぶん俺らの縄張りで暴れて<text:line-break/>　くれてるそうだねぇ。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B<text:line-break/>「食料もかなり横取りされてるって話だ。<text:line-break/>　さぞかし満足だろうよ。」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死神A<text:line-break/>「でもねぇ・・・いくらあんたが死神最強の4体持ち<text:line-break/>　だと言っても、これ以上黙って好きにさせておく<text:line-break/>　わけにはいかないんだよねぇ。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B<text:line-break/>「悪いけど、君にはここで消えてもらう。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C<text:line-break/>「ククク・・・どうした？　謝れば見逃してもらえる<text:line-break/>　とでも思っているのか？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D<text:line-break/>「貴様の戦闘力は事前にリサーチさせて<text:line-break/>　もらった。」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死神D<text:line-break/>「驚異的ではあるが、しょせんは1人。　我々は<text:line-break/>　2体持ちとは言え、この数を相手ではどうにも<text:line-break/>　できまい。」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死神E<text:line-break/>「ここで終わりだ！　くたばれ4体持ちぃっ！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C[6]少女の肉体は4。　対して敵の肉体は合計12。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\C[6]客観的に見れば、起死回生の望みさえ灰の<text:line-break/>ように吹き飛ぶ状況であるが、彼らは知らな<text:line-break/>かったの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C[6]死神1人の戦闘力は、肉体数の5乗である事を。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\C[6]彼女と互角に戦うには、2体持ちの死神を32人、<text:line-break/>合計64体の肉体を用意しなければならないので<text:line-break/>ある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つまるところ、4体持ちの死神とは、2体持ちの<text:line-break/>彼らにとってそれほど超常的な存在であっ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C[6]そして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・・・・・・もっと・・・・・・奥・・・・・・・・・・かな<text:line-break/>・・・・・・会場・・・・・・・・・・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この期に及んで未だこれが罠だということに<text:line-break/>気付かない彼女も、たいがいである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B<text:line-break/>「ま・・・待て・・・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・・・・・・・・・・・・・・なに・・・・・・・・・・？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B<text:line-break/>「君がお望みの・・・ば、晩餐会は・・・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B<text:line-break/>「その先の通路を・・・左に、曲がった・・・先・・・<text:line-break/>　だ・・・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・・・・・・・・・・・・・・・・・・・・・・・・・うん・・・<text:line-break/>・・・・・・・・わかった・・・・・・・・・・・・・・・・・・・・・・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しかし彼らもまた、幾多の修羅場をくぐり抜けて<text:line-break/>きた戦いの申し子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死神少女を打倒するための策を、もう1つ用意<text:line-break/>していたのだ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・・・・・会場は・・・・・・・・・左・・・・・・・・・・・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・・・・・ごちそう・・・・・・・・・・・・・・・・・・・・<text:line-break/>・・・・・・・・・・・・・・・・・・・・・・・・・・いっぱい・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・・・・・・・・・・・・いただきます・・・・・・・・・・・・・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あむあむあむあむあむあむあむあむあむあむ<text:line-break/>あむあむあむあむあむあむあむあむあむあむ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あむあむあむあむあむあむあむあむあむあむ<text:line-break/>あむあむあむあむあむあむあむあむあむあむ<text:line-break/>あむあむあむあむあむあむあむあむあむあむ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あむあむあむあむあむあむあむあむあむあむ<text:line-break/>あむあむあむあむあむあむあむあむあむあむ<text:line-break/>あむあむあむあむあむあむあむあむあむあむ<text:line-break/>あむあむあむあむあむあむあむあむあむあむ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ごくごくごくごくごくごくごくごくごくごくごくごくごく<text:line-break/>ごくごくごくごくごくごくごくごくごくごくごくごくごく<text:line-break/>ごくごくごくごくごくごくごくごくごくごくごくごくごく<text:line-break/>ごくごくごくごくごくごくごくごくごくごくごくごくごく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・・・・・・・・・・・・・・・・・・・・・・・・・・・・・・・・・・・・・・<text:line-break/>・・・・・・・・・・・・ごちそうさま・・・・・・・・・・・・・・・・<text:line-break/>・・・・・でした・・・・・・・・・・・・・・・・・・・・・・・・・・・・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\C[6]大型草食動物もびっくりの食欲で、用意されて<text:line-break/>いた大量の食べ物を4つの体で一気に平らげた<text:line-break/>死神少女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当然ながら、これも敵の死神たちによる罠で<text:line-break/>ある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A<text:line-break/>「フ・・・フフフ・・・フフ・・・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A<text:line-break/>「ぜ～んぶキレイに食べたねぇ・・・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A<text:line-break/>「満足してもらえたかな？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A<text:line-break/>「俺らの特製“竜毒入り”最後の晩餐フルコース<text:line-break/>　をねぇ・・・！！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\C[6]竜毒とは、魔界に伝わる最強クラスの猛毒で<text:line-break/>あり、“竜をも一瞬で失神させる”ほどの強い<text:line-break/>麻酔効果を持つ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彼女が食した料理の全てに、この強力な毒が<text:line-break/>盛られていたのだ。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A<text:line-break/>「まさか毒が効き始める前に全部食い終わっち<text:line-break/>　まうとは思わなかったけどねぇ。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A<text:line-break/>「その摂取量だと・・・フフ・・・下手すりゃ命に<text:line-break/>　かかわるかもねぇ・・・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B<text:line-break/>「首尾はどうだ？」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死神A<text:line-break/>「ああ、大成功さ。　1つ残らず胃に入ったよ。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B<text:line-break/>「そうか。　これでやつも終わりだな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・・・・・・・・・・・・・・・・・・・・・・・・・・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・・・・・・・・・・おかわり・・・・・・・・・・・・・・・<text:line-break/>・・・・・・・・・・・・・・・・・・・・・・・・・・・ある？・・・・・・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A<text:line-break/>「・・・・・・・・・。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B<text:line-break/>「おい、本当に竜毒入りの料理を食わせたん<text:line-break/>　だよな・・・？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A<text:line-break/>「あ、ああ・・・そのはずなんだけど・・・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C[6]結論から言うと、彼らの竜毒作戦は失敗である。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\C[6]この死神少女が特別な存在とされる理由として<text:line-break/>4体持ちであることが大きく目立っているものの、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その実、彼女が仮に2体持ちであったとしても<text:line-break/>その戦闘力は他の追随を許さなかったであろう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なぜなら、彼女は生まれながらにして卓越した<text:line-break/>五感や身体能力を有しており、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\C[6]こと代謝においては、経口摂取したあらゆる<text:line-break/>毒素を即時に分解し、無毒化することが可能<text:line-break/>なのである。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A<text:line-break/>「なんてこった・・・ぜんぜん毒が効いてない<text:line-break/>　ぞ・・・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B<text:line-break/>「マジ・・・かよ・・・バケモノめ！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A<text:line-break/>「くそ・・・こうなったらとことんやってやる・・・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A<text:line-break/>「総力戦だ！　仲間を全員招集しろ！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B<text:line-break/>「ああ、分かった！」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死神A<text:line-break/>「よく聞け、4体持ち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死神A<text:line-break/>「あんたは俺らの闘争本能に火を点けた！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A<text:line-break/>「もはやここから生きて出られるとは思わない<text:line-break/>　ことだねぇ！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・・・・・・・・・・・・・・・・・・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・・どうすれば・・・・・・・・・・・ここから・・・<text:line-break/>・・・・・・・・・・・・・・・・・・・・・出られるの・・・・・・・？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A<text:line-break/>「おいおい、あんたに渡した手紙が何の招待状<text:line-break/>　だったか忘れたのか？」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死神A<text:line-break/>「食うか食われるか。　それが死神界のルール<text:line-break/>　だ・・・！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・・・・・・・・・・・・・・わかった・・・・・・・・・・・・・・・・・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[6]かくして、死神たちの“晩餐会”が幕をあけたので<text:line-break/>ある。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21+02:00</meta:creation-date>
    <dc:date>2019-09-25T21:20:38.590000000</dc:date>
    <dc:title>Untitled Spreadsheet</dc:title>
    <dc:description/>
    <dc:subject/>
    <meta:keyword/>
    <meta:editing-duration>PT29S</meta:editing-duration>
    <meta:editing-cycles>1</meta:editing-cycles>
    <meta:document-statistic meta:table-count="1" meta:cell-count="82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